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background-color="#ffff0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TABLE SalesPeople (</text:p>
      <text:p text:style-name="Standard"><text:s text:c="4"/>-&gt; <text:s text:c="4"/>Snum INT PRIMARY KEY,</text:p>
      <text:p text:style-name="Standard"><text:s text:c="4"/>-&gt; <text:s text:c="4"/>Sname VARCHAR(255) UNIQUE,</text:p>
      <text:p text:style-name="Standard"><text:s text:c="4"/>-&gt; <text:s text:c="4"/>City VARCHAR(255),</text:p>
      <text:p text:style-name="Standard"><text:s text:c="4"/>-&gt; <text:s text:c="4"/>Comm DECIMAL(5, 2)</text:p>
      <text:p text:style-name="Standard"><text:s text:c="4"/>-&gt; );</text:p>
      <text:p text:style-name="Standard">Query OK, 0 rows affected (3.68 sec)</text:p>
      <text:p text:style-name="Standard"/>
      <text:p text:style-name="Standard">mysql&gt; </text:p>
      <text:p text:style-name="Standard">mysql&gt; INSERT INTO SalesPeople VALUES</text:p>
      <text:p text:style-name="Standard"><text:s text:c="4"/>-&gt; (1001, 'Peel', 'London', 0.12),</text:p>
      <text:p text:style-name="Standard"><text:s text:c="4"/>-&gt; (1002, 'Serres', 'Sanjose', 0.13),</text:p>
      <text:p text:style-name="Standard"><text:s text:c="4"/>-&gt; (1004, 'Motika', 'London', 0.11),</text:p>
      <text:p text:style-name="Standard"><text:s text:c="4"/>-&gt; (1007, 'Rifkin', 'Barcelona', 0.15),</text:p>
      <text:p text:style-name="Standard"><text:s text:c="4"/>-&gt; (1003, 'Axelrod', 'Newyork', 0.10);</text:p>
      <text:p text:style-name="Standard">Query OK, 5 rows affected (1.08 sec)</text:p>
      <text:p text:style-name="Standard">Records: 5 <text:s/>Duplicates: 0 <text:s/>Warnings: 0</text:p>
      <text:p text:style-name="Standard"/>
      <text:p text:style-name="Standard">mysql&gt; select * from SalesPeople;</text:p>
      <text:p text:style-name="Standard">+------+---------+-----------+------+</text:p>
      <text:p text:style-name="Standard">| Snum | Sname <text:s text:c="2"/>| City <text:s text:c="5"/>| Comm |</text:p>
      <text:p text:style-name="Standard">+------+---------+-----------+------+</text:p>
      <text:p text:style-name="Standard">| 1001 | Peel <text:s text:c="3"/>| London <text:s text:c="3"/>| 0.12 |</text:p>
      <text:p text:style-name="Standard">| 1002 | Serres <text:s/>| Sanjose <text:s text:c="2"/>| 0.13 |</text:p>
      <text:p text:style-name="Standard">| 1003 | Axelrod | Newyork <text:s text:c="2"/>| 0.10 |</text:p>
      <text:p text:style-name="Standard">| 1004 | Motika <text:s/>| London <text:s text:c="3"/>| 0.11 |</text:p>
      <text:p text:style-name="Standard">| 1007 | Rifkin <text:s/>| Barcelona | 0.15 |</text:p>
      <text:p text:style-name="Standard">+------+---------+-----------+------+</text:p>
      <text:p text:style-name="Standard">5 rows in set (0.00 sec)</text:p>
      <text:p text:style-name="Standard"/>
      <text:p text:style-name="P1">1. <text:s/>Count the number of Salesperson whose name begin with ‘a’/’A’.</text:p>
      <text:p text:style-name="Standard"/>
      <text:p text:style-name="Standard">mysql&gt; SELECT COUNT(*)</text:p>
      <text:p text:style-name="Standard"><text:s text:c="4"/>-&gt; FROM SalesPeople</text:p>
      <text:p text:style-name="Standard"><text:s text:c="4"/>-&gt; WHERE Sname like '%A' or '%a';</text:p>
      <text:p text:style-name="Standard">+----------+</text:p>
      <text:p text:style-name="Standard">| COUNT(*) |</text:p>
      <text:p text:style-name="Standard">+----------+</text:p>
      <text:p text:style-name="Standard">| <text:s text:c="7"/>1 |</text:p>
      <text:p text:style-name="Standard">+----------+</text:p>
      <text:p text:style-name="Standard">1 row in set, 1 warning (0.04 sec)</text:p>
      <text:p text:style-name="Standard"/>
      <text:p text:style-name="Standard">mysql&gt; CREATE TABLE Customers (</text:p>
      <text:p text:style-name="Standard"><text:s text:c="4"/>-&gt; <text:s text:c="4"/>Cnum INT PRIMARY KEY,</text:p>
      <text:p text:style-name="Standard"><text:s text:c="4"/>-&gt; <text:s text:c="4"/>Cname VARCHAR(255),</text:p>
      <text:p text:style-name="Standard"><text:s text:c="4"/>-&gt; <text:s text:c="4"/>City VARCHAR(255) NOT NULL,</text:p>
      <text:p text:style-name="Standard"><text:s text:c="4"/>-&gt; <text:s text:c="4"/>Snum INT,</text:p>
      <text:p text:style-name="Standard"><text:s text:c="4"/>-&gt; <text:s text:c="4"/>FOREIGN KEY (Snum) REFERENCES SalesPeople(Snum)</text:p>
      <text:p text:style-name="Standard"><text:s text:c="4"/>-&gt; );</text:p>
      <text:p text:style-name="Standard">Query OK, 0 rows affected (3.68 sec)</text:p>
      <text:p text:style-name="Standard"/>
      <text:p text:style-name="Standard">mysql&gt; INSERT INTO Customers VALUES</text:p>
      <text:p text:style-name="Standard"><text:soft-page-break/><text:s text:c="4"/>-&gt; (2001, 'Hoffman', 'London', 1001),</text:p>
      <text:p text:style-name="Standard"><text:s text:c="4"/>-&gt; (2002, 'Giovanni', 'Rome', 1003),</text:p>
      <text:p text:style-name="Standard"><text:s text:c="4"/>-&gt; (2003, 'Liu', 'Sanjose', 1002),</text:p>
      <text:p text:style-name="Standard"><text:s text:c="4"/>-&gt; (2004, 'Grass', 'Berlin', 1002),</text:p>
      <text:p text:style-name="Standard"><text:s text:c="4"/>-&gt; (2006, 'Clemens', 'London', 1001),</text:p>
      <text:p text:style-name="Standard"><text:s text:c="4"/>-&gt; (2008, 'Cisneros', 'Sanjose', 1007),</text:p>
      <text:p text:style-name="Standard"><text:s text:c="4"/>-&gt; (2007, 'Pereira', 'Rome', 1004);</text:p>
      <text:p text:style-name="Standard">Query OK, 7 rows affected (0.22 sec)</text:p>
      <text:p text:style-name="Standard">Records: 7 <text:s/>Duplicates: 0 <text:s/>Warnings: 0</text:p>
      <text:p text:style-name="Standard"/>
      <text:p text:style-name="Standard">mysql&gt; select * from Customers;</text:p>
      <text:p text:style-name="Standard">+------+----------+---------+------+</text:p>
      <text:p text:style-name="Standard">| Cnum | Cname <text:s text:c="3"/>| City <text:s text:c="3"/>| Snum |</text:p>
      <text:p text:style-name="Standard">+------+----------+---------+------+</text:p>
      <text:p text:style-name="Standard">| 2001 | Hoffman <text:s/>| London <text:s/>| 1001 |</text:p>
      <text:p text:style-name="Standard">| 2002 | Giovanni | Rome <text:s text:c="3"/>| 1003 |</text:p>
      <text:p text:style-name="Standard">| 2003 | Liu <text:s text:c="5"/>| Sanjose | 1002 |</text:p>
      <text:p text:style-name="Standard">| 2004 | Grass <text:s text:c="3"/>| Berlin <text:s/>| 1002 |</text:p>
      <text:p text:style-name="Standard">| 2006 | Clemens <text:s/>| London <text:s/>| 1001 |</text:p>
      <text:p text:style-name="Standard">| 2007 | Pereira <text:s/>| Rome <text:s text:c="3"/>| 1004 |</text:p>
      <text:p text:style-name="Standard">| 2008 | Cisneros | Sanjose | 1007 |</text:p>
      <text:p text:style-name="Standard">+------+----------+---------+------+</text:p>
      <text:p text:style-name="Standard">7 rows in set (0.00 sec)</text:p>
      <text:p text:style-name="Standard"/>
      <text:p text:style-name="Standard">mysql&gt; </text:p>
      <text:p text:style-name="Standard">mysql&gt; CREATE TABLE Orders (</text:p>
      <text:p text:style-name="Standard"><text:s text:c="4"/>-&gt; <text:s text:c="4"/>Onum INT PRIMARY KEY,</text:p>
      <text:p text:style-name="Standard"><text:s text:c="4"/>-&gt; <text:s text:c="4"/>Amt DECIMAL(10, 2),</text:p>
      <text:p text:style-name="Standard"><text:s text:c="4"/>-&gt; <text:s text:c="4"/>Odate DATE,</text:p>
      <text:p text:style-name="Standard"><text:s text:c="4"/>-&gt; <text:s text:c="4"/>Cnum INT,</text:p>
      <text:p text:style-name="Standard"><text:s text:c="4"/>-&gt; <text:s text:c="4"/>Snum INT,</text:p>
      <text:p text:style-name="Standard"><text:s text:c="4"/>-&gt; <text:s text:c="4"/>FOREIGN KEY (Cnum) REFERENCES Customers(Cnum),</text:p>
      <text:p text:style-name="Standard"><text:s text:c="4"/>-&gt; <text:s text:c="4"/>FOREIGN KEY (Snum) REFERENCES SalesPeople(Snum)</text:p>
      <text:p text:style-name="Standard"><text:s text:c="4"/>-&gt; );</text:p>
      <text:p text:style-name="Standard">Query OK, 0 rows affected (3.17 sec)</text:p>
      <text:p text:style-name="Standard"/>
      <text:p text:style-name="Standard">mysql&gt; INSERT INTO Orders VALUES</text:p>
      <text:p text:style-name="Standard"><text:s text:c="4"/>-&gt; (3001, 18.69, '1990-10-03', 2008, 1007),</text:p>
      <text:p text:style-name="Standard"><text:s text:c="4"/>-&gt; (3003, 767.19, '1990-10-03', 2001, 1001),</text:p>
      <text:p text:style-name="Standard"><text:s text:c="4"/>-&gt; (3002, 1900.10, '1990-10-03', 2007, 1004),</text:p>
      <text:p text:style-name="Standard"><text:s text:c="4"/>-&gt; (3005, 5160.45, '1990-10-03', 2003, 1002),</text:p>
      <text:p text:style-name="Standard"><text:s text:c="4"/>-&gt; (3006, 1098.16, '1990-10-03', 2008, 1007),</text:p>
      <text:p text:style-name="Standard"><text:s text:c="4"/>-&gt; (3009, 1713.23, '1990-10-04', 2002, 1003),</text:p>
      <text:p text:style-name="Standard"><text:s text:c="4"/>-&gt; (3007, 75.75, '1990-10-04', 2004, 1002),</text:p>
      <text:p text:style-name="Standard"><text:s text:c="4"/>-&gt; (3008, 4273.00, '1990-10-05', 2006, 1001),</text:p>
      <text:p text:style-name="Standard"><text:s text:c="4"/>-&gt; (3010, 1309.95, '1990-10-06', 2004, 1002),</text:p>
      <text:p text:style-name="Standard"><text:s text:c="4"/>-&gt; (3011, 9891.88, '1990-10-06', 2006, 1001);</text:p>
      <text:p text:style-name="Standard">Query OK, 10 rows affected (0.31 sec)</text:p>
      <text:p text:style-name="Standard">Records: 10 <text:s/>Duplicates: 0 <text:s/>Warnings: 0</text:p>
      <text:p text:style-name="Standard"/>
      <text:p text:style-name="Standard">mysql&gt; select * from orders;</text:p>
      <text:p text:style-name="Standard">ERROR 1146 (42S02): Table 'test.orders' doesn't exist</text:p>
      <text:p text:style-name="Standard"><text:soft-page-break/>mysql&gt; select * from Orders;</text:p>
      <text:p text:style-name="Standard">+------+---------+------------+------+------+</text:p>
      <text:p text:style-name="Standard">| Onum | Amt <text:s text:c="4"/>| Odate <text:s text:c="5"/>| Cnum | Snum |</text:p>
      <text:p text:style-name="Standard">+------+---------+------------+------+------+</text:p>
      <text:p text:style-name="Standard">| 3001 | <text:s text:c="2"/>18.69 | 1990-10-03 | 2008 | 1007 |</text:p>
      <text:p text:style-name="Standard">| 3002 | 1900.10 | 1990-10-03 | 2007 | 1004 |</text:p>
      <text:p text:style-name="Standard">| 3003 | <text:s/>767.19 | 1990-10-03 | 2001 | 1001 |</text:p>
      <text:p text:style-name="Standard">| 3005 | 5160.45 | 1990-10-03 | 2003 | 1002 |</text:p>
      <text:p text:style-name="Standard">| 3006 | 1098.16 | 1990-10-03 | 2008 | 1007 |</text:p>
      <text:p text:style-name="Standard">| 3007 | <text:s text:c="2"/>75.75 | 1990-10-04 | 2004 | 1002 |</text:p>
      <text:p text:style-name="Standard">| 3008 | 4273.00 | 1990-10-05 | 2006 | 1001 |</text:p>
      <text:p text:style-name="Standard">| 3009 | 1713.23 | 1990-10-04 | 2002 | 1003 |</text:p>
      <text:p text:style-name="Standard">| 3010 | 1309.95 | 1990-10-06 | 2004 | 1002 |</text:p>
      <text:p text:style-name="Standard">| 3011 | 9891.88 | 1990-10-06 | 2006 | 1001 |</text:p>
      <text:p text:style-name="Standard">+------+---------+------------+------+------+</text:p>
      <text:p text:style-name="Standard">10 rows in set (0.00 sec)</text:p>
      <text:p text:style-name="Standard"/>
      <text:p text:style-name="P1">2. <text:s/>Display all the Salesperson whose all orders worth is more than Rs. 2000.</text:p>
      <text:p text:style-name="Standard"/>
      <text:p text:style-name="Standard">mysql&gt; SELECT S.Snum, S.Sname, S.City, S.Comm</text:p>
      <text:p text:style-name="Standard"><text:s text:c="4"/>-&gt; FROM SalesPeople S</text:p>
      <text:p text:style-name="Standard"><text:s text:c="4"/>-&gt; WHERE S.Snum IN (</text:p>
      <text:p text:style-name="Standard"><text:s text:c="4"/>-&gt; <text:s text:c="4"/>SELECT O.Snum</text:p>
      <text:p text:style-name="Standard"><text:s text:c="4"/>-&gt; <text:s text:c="4"/>FROM Orders O</text:p>
      <text:p text:style-name="Standard"><text:s text:c="4"/>-&gt; <text:s text:c="4"/>GROUP BY O.Snum</text:p>
      <text:p text:style-name="Standard"><text:s text:c="4"/>-&gt; <text:s text:c="4"/>HAVING SUM(O.Amt) &gt; 2000</text:p>
      <text:p text:style-name="Standard"><text:s text:c="4"/>-&gt; );</text:p>
      <text:p text:style-name="Standard">+------+--------+---------+------+</text:p>
      <text:p text:style-name="Standard">| Snum | Sname <text:s/>| City <text:s text:c="3"/>| Comm |</text:p>
      <text:p text:style-name="Standard">+------+--------+---------+------+</text:p>
      <text:p text:style-name="Standard">| 1001 | Peel <text:s text:c="2"/>| London <text:s/>| 0.12 |</text:p>
      <text:p text:style-name="Standard">| 1002 | Serres | Sanjose | 0.13 |</text:p>
      <text:p text:style-name="Standard">+------+--------+---------+------+</text:p>
      <text:p text:style-name="Standard">2 rows in set (0.16 sec)</text:p>
      <text:p text:style-name="Standard"/>
      <text:p text:style-name="P1">3. Count the number of Salesperson belonging to Newyork.</text:p>
      <text:p text:style-name="Standard"><text:s/></text:p>
      <text:p text:style-name="Standard">mysql&gt; SELECT COUNT(*)</text:p>
      <text:p text:style-name="Standard"><text:s text:c="4"/>-&gt; FROM SalesPeople</text:p>
      <text:p text:style-name="Standard"><text:s text:c="4"/>-&gt; WHERE City = 'Newyork';</text:p>
      <text:p text:style-name="Standard">+----------+</text:p>
      <text:p text:style-name="Standard">| COUNT(*) |</text:p>
      <text:p text:style-name="Standard">+----------+</text:p>
      <text:p text:style-name="Standard">| <text:s text:c="7"/>1 |</text:p>
      <text:p text:style-name="Standard">+----------+</text:p>
      <text:p text:style-name="Standard">1 row in set (0.04 sec)</text:p>
      <text:p text:style-name="Standard"/>
      <text:p text:style-name="P1">4. Display the number of Salespeople belonging to London and belonging to Paris.</text:p>
      <text:p text:style-name="Standard"><text:s/></text:p>
      <text:p text:style-name="Standard">mysql&gt; SELECT City, COUNT(*) as NumberOfSalespeople</text:p>
      <text:p text:style-name="Standard"><text:s text:c="4"/>-&gt; FROM SalesPeople</text:p>
      <text:p text:style-name="Standard"><text:s text:c="4"/>-&gt; WHERE City IN ('London', 'Paris')</text:p>
      <text:p text:style-name="Standard"><text:soft-page-break/><text:s text:c="4"/>-&gt; GROUP BY City;</text:p>
      <text:p text:style-name="Standard">+--------+---------------------+</text:p>
      <text:p text:style-name="Standard">| City <text:s text:c="2"/>| NumberOfSalespeople |</text:p>
      <text:p text:style-name="Standard">+--------+---------------------+</text:p>
      <text:p text:style-name="Standard">| London | <text:s text:c="18"/>2 |</text:p>
      <text:p text:style-name="Standard">+--------+---------------------+</text:p>
      <text:p text:style-name="Standard">1 row in set (0.01 sec)</text:p>
      <text:p text:style-name="Standard"/>
      <text:p text:style-name="P1">5 . Display the number of orders taken by each Salesperson and their date of orders.</text:p>
      <text:p text:style-name="Standard"/>
      <text:p text:style-name="Standard">mysql&gt; SELECT S.Snum, S.Sname, O.Odate, COUNT(*) AS NumberOfOrders</text:p>
      <text:p text:style-name="Standard"><text:s text:c="4"/>-&gt; FROM SalesPeople S</text:p>
      <text:p text:style-name="Standard"><text:s text:c="4"/>-&gt; JOIN Orders O ON S.Snum = O.Snum</text:p>
      <text:p text:style-name="Standard"><text:s text:c="4"/>-&gt; GROUP BY S.Snum, S.Sname, O.Odate</text:p>
      <text:p text:style-name="Standard"><text:s text:c="4"/>-&gt; ORDER BY S.Snum, O.Odate;</text:p>
      <text:p text:style-name="Standard">+------+---------+------------+----------------+</text:p>
      <text:p text:style-name="Standard">| Snum | Sname <text:s text:c="2"/>| Odate <text:s text:c="5"/>| NumberOfOrders |</text:p>
      <text:p text:style-name="Standard">+------+---------+------------+----------------+</text:p>
      <text:p text:style-name="Standard">| 1001 | Peel <text:s text:c="3"/>| 1990-10-03 | <text:s text:c="13"/>1 |</text:p>
      <text:p text:style-name="Standard">| 1001 | Peel <text:s text:c="3"/>| 1990-10-05 | <text:s text:c="13"/>1 |</text:p>
      <text:p text:style-name="Standard">| 1001 | Peel <text:s text:c="3"/>| 1990-10-06 | <text:s text:c="13"/>1 |</text:p>
      <text:p text:style-name="Standard">| 1002 | Serres <text:s/>| 1990-10-03 | <text:s text:c="13"/>1 |</text:p>
      <text:p text:style-name="Standard">| 1002 | Serres <text:s/>| 1990-10-04 | <text:s text:c="13"/>1 |</text:p>
      <text:p text:style-name="Standard">| 1002 | Serres <text:s/>| 1990-10-06 | <text:s text:c="13"/>1 |</text:p>
      <text:p text:style-name="Standard">| 1003 | Axelrod | 1990-10-04 | <text:s text:c="13"/>1 |</text:p>
      <text:p text:style-name="Standard">| 1004 | Motika <text:s/>| 1990-10-03 | <text:s text:c="13"/>1 |</text:p>
      <text:p text:style-name="Standard">| 1007 | Rifkin <text:s/>| 1990-10-03 | <text:s text:c="13"/>2 |</text:p>
      <text:p text:style-name="Standard">+------+---------+------------+----------------+</text:p>
      <text:p text:style-name="Standard">9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9:43:19.121306023</meta:creation-date>
    <dc:date>2023-09-30T19:44:54.193327861</dc:date>
    <meta:editing-duration>PT1M40S</meta:editing-duration>
    <meta:editing-cycles>1</meta:editing-cycles>
    <meta:document-statistic meta:table-count="0" meta:image-count="0" meta:object-count="0" meta:page-count="4" meta:paragraph-count="169" meta:word-count="1018" meta:character-count="5995" meta:non-whitespace-character-count="4649"/>
    <meta:generator>LibreOffice/7.3.7.2$Linux_X86_64 LibreOffice_project/30$Build-2</meta:generator>
  </office:meta>
</office:document-meta>
</file>